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a1467e"/>
    </style:style>
    <style:style style:name="ce9" style:family="table-cell" style:parent-style-name="Default" style:data-style-name="N36">
      <style:table-cell-properties fo:background-color="transparent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City-Wednesday-A</text:p>
          </table:table-cell>
          <table:table-cell office:value-type="date" office:date-value="2019-01-03" calcext:value-type="date">
            <text:p>2019-01-0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1-09" calcext:value-type="date">
            <text:p>2019-01-09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1-16" calcext:value-type="date">
            <text:p>2019-01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1-23" calcext:value-type="date">
            <text:p>2019-01-2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2-06" calcext:value-type="date">
            <text:p>2019-02-0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2-13" calcext:value-type="date">
            <text:p>2019-02-1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y-Wednesday-A</text:p>
          </table:table-cell>
          <table:table-cell office:value-type="date" office:date-value="2019-02-21" calcext:value-type="date">
            <text:p>2019-02-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3-06" calcext:value-type="date">
            <text:p>2019-03-0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3-13" calcext:value-type="date">
            <text:p>2019-03-1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3-20" calcext:value-type="date">
            <text:p>2019-03-2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4-03" calcext:value-type="date">
            <text:p>2019-04-0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4-10" calcext:value-type="date">
            <text:p>2019-04-10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ity-Wednesday-A</text:p>
          </table:table-cell>
          <table:table-cell office:value-type="date" office:date-value="2019-04-17" calcext:value-type="date">
            <text:p>2019-04-17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4-24" calcext:value-type="date">
            <text:p>2019-04-2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5-01" calcext:value-type="date">
            <text:p>2019-05-0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5-08" calcext:value-type="date">
            <text:p>2019-05-0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5-15" calcext:value-type="date">
            <text:p>2019-05-1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Wednesday-A</text:p>
          </table:table-cell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5-29" calcext:value-type="date">
            <text:p>2019-05-2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6-12" calcext:value-type="date">
            <text:p>2019-06-1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6-26" calcext:value-type="date">
            <text:p>2019-06-2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Wednesday-A</text:p>
          </table:table-cell>
          <table:table-cell office:value-type="date" office:date-value="2019-07-04" calcext:value-type="date">
            <text:p>2019-07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7-10" calcext:value-type="date">
            <text:p>2019-07-1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7-24" calcext:value-type="date">
            <text:p>2019-07-2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y-Wednesday-A</text:p>
          </table:table-cell>
          <table:table-cell office:value-type="date" office:date-value="2019-08-08" calcext:value-type="date">
            <text:p>2019-08-0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8-14" calcext:value-type="date">
            <text:p>2019-08-1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8-21" calcext:value-type="date">
            <text:p>2019-08-2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y-Wednesday-A</text:p>
          </table:table-cell>
          <table:table-cell office:value-type="date" office:date-value="2019-09-05" calcext:value-type="date">
            <text:p>2019-09-0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9-11" calcext:value-type="date">
            <text:p>2019-09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9-18" calcext:value-type="date">
            <text:p>2019-09-1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0-02" calcext:value-type="date">
            <text:p>2019-10-0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Wednesday-A</text:p>
          </table:table-cell>
          <table:table-cell office:value-type="date" office:date-value="2019-10-17" calcext:value-type="date">
            <text:p>2019-10-1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0-30" calcext:value-type="date">
            <text:p>2019-10-30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1-13" calcext:value-type="date">
            <text:p>2019-11-1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1-20" calcext:value-type="date">
            <text:p>2019-11-20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1-27" calcext:value-type="date">
            <text:p>2019-11-2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2-11" calcext:value-type="date">
            <text:p>2019-12-1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2-18" calcext:value-type="date">
            <text:p>2019-12-1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date" office:date-value="2019-12-27" calcext:value-type="date">
            <text:p>2019-12-2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2:03:43.729402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2:05:26.566921117</dc:date>
    <meta:editing-duration>PT39M17S</meta:editing-duration>
    <meta:editing-cycles>9</meta:editing-cycles>
    <meta:generator>LibreOffice/6.1.5.2$Linux_X86_64 LibreOffice_project/10$Build-2</meta:generator>
    <meta:document-statistic meta:table-count="1" meta:cell-count="263" meta:object-count="0"/>
  </office:meta>
</office:document-meta>
</file>